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alibri Light" fo:font-size="11pt" style:font-size-asian="11pt" style:font-size-complex="11pt"/>
    </style:style>
    <style:style style:name="P2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paragraph-rsid="0017a26d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paragraph-rsid="0017e5b9" style:text-blinking="false" fo:background-color="transparent" style:font-size-asian="11pt" style:font-size-complex="11p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" fo:font-size="11pt" fo:font-style="normal" style:text-underline-style="none" fo:font-weight="normal" officeooo:rsid="0017a26d" officeooo:paragraph-rsid="0017a26d" style:text-blinking="false" fo:background-color="transparent" style:font-size-asian="11pt" style:font-size-complex="11p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c9211e" loext:opacity="100%" style:text-line-through-style="none" style:text-line-through-type="none" style:font-name="Calibri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>
      <style:text-properties style:font-name="Calibri Light" fo:font-size="11pt" style:font-size-asian="11pt" style:font-size-complex="11pt"/>
    </style:style>
    <style:style style:name="T1" style:family="text">
      <style:text-properties officeooo:rsid="0017a26d"/>
    </style:style>
    <style:style style:name="T2" style:family="text">
      <style:text-properties style:text-underline-style="solid" style:text-underline-width="auto" style:text-underline-color="font-color" officeooo:rsid="0017a26d"/>
    </style:style>
    <style:style style:name="T3" style:family="text">
      <style:text-properties style:use-window-font-color="true" loext:opacity="0%" officeooo:rsid="0018751d"/>
    </style:style>
    <style:style style:name="T4" style:family="text">
      <style:text-properties officeooo:rsid="0017e5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b81972f4-7fff-4c19-828a-e14a60f36a91"/>Wnioski końcowe</text:p>
      <text:p text:style-name="P6">Podczas procesu testowania funkcjonalnego <text:span text:style-name="T4">w </text:span><text:span text:style-name="T1">większość r</text:span>ezultaty otrzymane były takie same jak oczekiwane. <text:span text:style-name="T1">Jednakowoż wykryto błąd w pracy kalkulatora. </text:span><text:span text:style-name="T3">Przy próbie wprowadzenia złych wartości (ujemnych), użytkownik dostaje zły wynik i nie jest powiadamiany o błędzie oraz możliwości podania odpowiednich danych (dodatnich) w następnej próbie.</text:span></text:p>
      <text:p text:style-name="P9"/>
      <text:p text:style-name="P3">Testowanie niefunkcjonalne <text:span text:style-name="T1">pokazało że strona nie jest skomplikowana w obsłudze dla przeciętnego użytkownika:</text:span></text:p>
      <text:p text:style-name="P9"/>
      <text:list xml:id="list699813619" text:style-name="L1">
        <text:list-item>
          <text:p text:style-name="P5">Strona jest <text:span text:style-name="T1">prosta w obsłudze nawet dla osoby nie korzystającej ze strony regularnie</text:span>.</text:p>
        </text:list-item>
        <text:list-item>
          <text:p text:style-name="P7">Strona zawiera przejrzyste manu nawigacji, które umożliwia przeniesienie do odpowiedniej sekcji na stronie.</text:p>
        </text:list-item>
        <text:list-item>
          <text:p text:style-name="P7">Wszystkie elementy strony są widoczne, łatwe w znalezieniu.</text:p>
        </text:list-item>
        <text:list-item>
          <text:p text:style-name="P7">Kalkulator ma dobrze oznaczone pola do wprowadzenia danych.</text:p>
        </text:list-item>
        <text:list-item>
          <text:p text:style-name="P4"/>
        </text:list-item>
      </text:list>
      <text:p text:style-name="P9"/>
      <text:p text:style-name="P3">Ponadto wykryto niedogodności podczas testowania niefunkcjonalnego:</text:p>
      <text:p text:style-name="P9"/>
      <text:list text:style-name="L2">
        <text:list-item>
          <text:p text:style-name="P8">Brak opcji kupna na raty przy wybraniu “Kup teraz”.</text:p>
        </text:list-item>
        <text:list-item>
          <text:p text:style-name="P8">Brak informacji o powodach niemożliwości wykonania działań takich jak wystawienie produktu zabronionego, wystawienie produktu jako użytkownik zarejestrowany, ale bez historii zakupu.</text:p>
        </text:list-item>
        <text:list-item>
          <text:p text:style-name="P8">Brak możliwości anulowania zakupu za pośrednictwem serwisu Allegr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2:40:01.736000000</meta:creation-date>
    <meta:generator>LibreOffice/7.4.2.3$Windows_X86_64 LibreOffice_project/382eef1f22670f7f4118c8c2dd222ec7ad009daf</meta:generator>
    <dc:date>2023-02-20T17:54:06.049000000</dc:date>
    <meta:editing-duration>PT5H11M3S</meta:editing-duration>
    <meta:editing-cycles>2</meta:editing-cycles>
    <meta:document-statistic meta:table-count="0" meta:image-count="0" meta:object-count="0" meta:page-count="1" meta:paragraph-count="12" meta:word-count="153" meta:character-count="1158" meta:non-whitespace-character-count="1024"/>
  </office:meta>
</office:document-meta>
</file>